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Standard">
      <style:text-properties fo:background-color="#ffff00"/>
    </style:style>
    <style:style style:name="P3" style:family="paragraph" style:parent-style-name="Table_20_Contents">
      <style:text-properties fo:font-size="2pt" style:font-size-asian="2pt" style:font-size-complex="2pt"/>
    </style:style>
    <style:style style:name="P4" style:family="paragraph" style:parent-style-name="Table_20_Contents">
      <style:text-properties fo:background-color="#ffff00"/>
    </style:style>
    <style:style style:name="P5" style:family="paragraph" style:parent-style-name="Table_20_Heading">
      <style:text-properties fo:font-size="2pt" style:font-size-asian="2pt" style:font-size-complex="2pt"/>
    </style:style>
    <style:style style:name="T1" style:family="text">
      <style:text-properties fo:font-weight="bold"/>
    </style:style>
    <style:style style:name="T2" style:family="text">
      <style:text-properties fo:background-color="#ff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1. In a 18 year old male weighing 60 kg, the volume of total body water, intracellular fluid, and extracellular fluid are respectively:</text:p>
      <text:p text:style-name="Standard">A. 42L, 21L, 21L </text:p>
      <text:p text:style-name="Standard">B. 40L, 30L, 10L </text:p>
      <text:p text:style-name="P2">C. 36L, 24L, 12L </text:p>
      <text:p text:style-name="Standard">D. 36L, 18L, 18L</text:p>
      <text:p text:style-name="Standard"/>
      <text:p text:style-name="Standard">2. Which of the following serve as effectors in body temperature regulation?</text:p>
      <text:p text:style-name="Standard">A. skin blood vessels </text:p>
      <text:p text:style-name="Standard">B. skeletal muscle </text:p>
      <text:p text:style-name="Standard">C. peripheral thermoreceptors </text:p>
      <text:p text:style-name="P2">D. A and B</text:p>
      <text:p text:style-name="Standard"/>
      <text:p text:style-name="Standard">3. Which of the following is an example of a circadian rhythm? </text:p>
      <text:p text:style-name="Standard">A. sleep-wake cycle </text:p>
      <text:p text:style-name="Standard">B. secretion of cortisol </text:p>
      <text:p text:style-name="Standard">C. secretion of growth hormone </text:p>
      <text:p text:style-name="P2">D. A, B and C</text:p>
      <text:p text:style-name="Standard"/>
      <text:p text:style-name="Standard">4. The tyrosine derivative, epinephrine, has a ____ half- life because it is ______. </text:p>
      <text:p text:style-name="Standard">A. Long (days); bound to a carrier </text:p>
      <text:p text:style-name="Standard">B. Long (days); unbound to a carrier </text:p>
      <text:p text:style-name="Standard">C. Short (minutes); bound to a carrier </text:p>
      <text:p text:style-name="P2">D. Short (minutes); unbound to a carrier</text:p>
      <text:p text:style-name="Standard"/>
      <text:p text:style-name="Standard">5. Hypothalamic releasing factors are secreted in a pulsatile manner to prevent:</text:p>
      <text:p text:style-name="Standard">A. Increased expression (up-regulation) of peptide receptors in the pituitary </text:p>
      <text:p text:style-name="P2">B. Decreased expression (down regulation) of peptide receptors in the pituitary </text:p>
      <text:p text:style-name="Standard">C. Circadian rhythms </text:p>
      <text:p text:style-name="Standard">D. Excess growth and tumor formation in the pituitary</text:p>
      <text:p text:style-name="Standard"/>
      <text:p text:style-name="Standard">6. Jane cut her leg in a car accident. When she arrived at the Hospital, she had lost 1.5 liters of blood. How did the blood loss affect the extracellular fluid volume (ECF) and intracellular fluid volume (ICF) of her body? </text:p>
      <text:p text:style-name="Standard">A. ECF and ICF reduced by 1.5 L </text:p>
      <text:p text:style-name="P2">B. ECF reduced by 1.5 L and ICF not changed </text:p>
      <text:p text:style-name="Standard">C. ECF reduced by 0.75 L and ICF reduced by 0.75 L </text:p>
      <text:p text:style-name="Standard">D. ECF reduced by 0.5L and ICF reduced by 1.0L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3T08:50:00.29</meta:creation-date>
    <meta:document-statistic meta:table-count="0" meta:image-count="0" meta:object-count="0" meta:page-count="1" meta:paragraph-count="30" meta:word-count="262" meta:character-count="1457"/>
    <dc:date>2013-03-13T11:01:14.55</dc:date>
    <meta:editing-duration>PT1H56M4S</meta:editing-duration>
    <meta:editing-cycles>1</meta:editing-cycles>
    <meta:generator>OpenOffice.org/3.4$Win32 OpenOffice.org_project/340m1$Build-9590</meta:generator>
  </office:meta>
</office:document-meta>
</file>